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401cm" style:rel-column-width="13108*"/>
    </style:style>
    <style:style style:name="Table3.B" style:family="table-column">
      <style:table-column-properties style:column-width="1.7cm" style:rel-column-width="6554*"/>
    </style:style>
    <style:style style:name="Table3.C" style:family="table-column">
      <style:table-column-properties style:column-width="1.7cm" style:rel-column-width="6555*"/>
    </style:style>
    <style:style style:name="Table3.D" style:family="table-column">
      <style:table-column-properties style:column-width="1.7cm" style:rel-column-width="6553*"/>
    </style:style>
    <style:style style:name="Table3.G" style:family="table-column">
      <style:table-column-properties style:column-width="1.7cm" style:rel-column-width="6552*"/>
    </style:style>
    <style:style style:name="Table3.A1" style:family="table-cell">
      <style:table-cell-properties fo:padding="0.097cm" fo:border-left="0.05pt solid #000000" fo:border-right="none" fo:border-top="0.05pt solid #000000" fo:border-bottom="0.05pt solid #000000"/>
    </style:style>
    <style:style style:name="Table3.I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I2" style:family="table-cell">
      <style:table-cell-properties fo:padding="0.097cm" fo:border-left="0.05pt solid #000000" fo:border-right="0.05pt solid #000000" fo:border-top="none" fo:border-bottom="0.05pt solid #000000"/>
    </style:style>
    <style:style style:name="Tabelle1" style:family="table">
      <style:table-properties style:width="17cm" table:align="margins"/>
    </style:style>
    <style:style style:name="Tabelle1.A" style:family="table-column">
      <style:table-column-properties style:column-width="3.399cm" style:rel-column-width="13102*"/>
    </style:style>
    <style:style style:name="Tabelle1.B" style:family="table-column">
      <style:table-column-properties style:column-width="1.7cm" style:rel-column-width="6554*"/>
    </style:style>
    <style:style style:name="Tabelle1.C" style:family="table-column">
      <style:table-column-properties style:column-width="1.699cm" style:rel-column-width="6548*"/>
    </style:style>
    <style:style style:name="Tabelle1.I" style:family="table-column">
      <style:table-column-properties style:column-width="1.706cm" style:rel-column-width="6573*"/>
    </style:style>
    <style:style style:name="Tabelle1.A1" style:family="table-cell">
      <style:table-cell-properties fo:padding="0.097cm" fo:border-left="0.05pt solid #000000" fo:border-right="none" fo:border-top="0.05pt solid #000000" fo:border-bottom="0.05pt solid #000000"/>
    </style:style>
    <style:style style:name="Tabelle1.A2" style:family="table-cell">
      <style:table-cell-properties fo:padding="0.097cm" fo:border-left="0.05pt solid #000000" fo:border-right="none"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H" style:family="table-column">
      <style:table-column-properties style:column-width="2.127cm" style:rel-column-width="8198*"/>
    </style:style>
    <style:style style:name="Table4.A1" style:family="table-cell">
      <style:table-cell-properties fo:padding="0.097cm" fo:border-left="0.05pt solid #000000" fo:border-right="none" fo:border-top="0.05pt solid #000000" fo:border-bottom="none"/>
    </style:style>
    <style:style style:name="Table4.H1" style:family="table-cell">
      <style:table-cell-properties fo:padding="0.097cm" fo:border-left="0.05pt solid #000000" fo:border-right="0.05pt solid #000000" fo:border-top="0.05pt solid #000000" fo:border-bottom="none"/>
    </style:style>
    <style:style style:name="Table4.A2" style:family="table-cell">
      <style:table-cell-properties fo:padding="0.097cm" fo:border-left="0.05pt solid #000000" fo:border-right="none" fo:border-top="none" fo:border-bottom="none"/>
    </style:style>
    <style:style style:name="Table4.H2" style:family="table-cell">
      <style:table-cell-properties fo:padding="0.097cm" fo:border-left="0.05pt solid #000000" fo:border-right="0.05pt solid #000000" fo:border-top="none" fo:border-bottom="none"/>
    </style:style>
    <style:style style:name="Table4.A4" style:family="table-cell">
      <style:table-cell-properties fo:padding="0.097cm" fo:border-left="0.05pt solid #000000" fo:border-right="none" fo:border-top="none" fo:border-bottom="0.05pt solid #000000"/>
    </style:style>
    <style:style style:name="Table4.H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caade" officeooo:paragraph-rsid="001caade"/>
    </style:style>
    <style:style style:name="P2" style:family="paragraph" style:parent-style-name="Standard">
      <style:text-properties officeooo:rsid="001caade" officeooo:paragraph-rsid="001caade"/>
    </style:style>
    <style:style style:name="P3" style:family="paragraph" style:parent-style-name="Standard">
      <style:text-properties officeooo:rsid="0022db93" officeooo:paragraph-rsid="0022db93"/>
    </style:style>
    <style:style style:name="P4" style:family="paragraph" style:parent-style-name="Standard">
      <style:paragraph-properties fo:text-align="start" style:justify-single-word="false"/>
      <style:text-properties officeooo:rsid="00260cf9" officeooo:paragraph-rsid="00260cf9"/>
    </style:style>
    <style:style style:name="P5" style:family="paragraph" style:parent-style-name="Standard">
      <style:paragraph-properties fo:text-align="start" style:justify-single-word="false"/>
      <style:text-properties officeooo:rsid="002c514f" officeooo:paragraph-rsid="002c514f"/>
    </style:style>
    <style:style style:name="P6" style:family="paragraph" style:parent-style-name="Standard">
      <style:paragraph-properties fo:text-align="start" style:justify-single-word="false"/>
      <style:text-properties officeooo:rsid="002dce0f" officeooo:paragraph-rsid="002dce0f"/>
    </style:style>
    <style:style style:name="P7" style:family="paragraph" style:parent-style-name="Standard">
      <style:paragraph-properties fo:text-align="start" style:justify-single-word="false"/>
      <style:text-properties officeooo:rsid="0034eeb1" officeooo:paragraph-rsid="0034eeb1"/>
    </style:style>
    <style:style style:name="P8" style:family="paragraph" style:parent-style-name="Standard">
      <style:paragraph-properties fo:text-align="start" style:justify-single-word="false"/>
      <style:text-properties officeooo:rsid="0035f24f" officeooo:paragraph-rsid="0035f24f"/>
    </style:style>
    <style:style style:name="P9" style:family="paragraph" style:parent-style-name="Standard">
      <style:paragraph-properties fo:text-align="start" style:justify-single-word="false"/>
      <style:text-properties officeooo:rsid="003687fe" officeooo:paragraph-rsid="003687fe"/>
    </style:style>
    <style:style style:name="P10" style:family="paragraph" style:parent-style-name="Standard">
      <style:paragraph-properties fo:text-align="start" style:justify-single-word="false"/>
      <style:text-properties officeooo:rsid="0039abde" officeooo:paragraph-rsid="0039abde"/>
    </style:style>
    <style:style style:name="P11" style:family="paragraph" style:parent-style-name="Standard">
      <style:paragraph-properties fo:text-align="start" style:justify-single-word="false"/>
      <style:text-properties officeooo:rsid="003b29b0" officeooo:paragraph-rsid="003b29b0"/>
    </style:style>
    <style:style style:name="P12" style:family="paragraph" style:parent-style-name="Standard">
      <style:paragraph-properties fo:text-align="start" style:justify-single-word="false"/>
      <style:text-properties officeooo:rsid="003d0ca9" officeooo:paragraph-rsid="003d0ca9"/>
    </style:style>
    <style:style style:name="P13" style:family="paragraph" style:parent-style-name="Standard">
      <style:paragraph-properties fo:text-align="start" style:justify-single-word="false"/>
      <style:text-properties officeooo:rsid="003e867a" officeooo:paragraph-rsid="003e867a"/>
    </style:style>
    <style:style style:name="P14" style:family="paragraph" style:parent-style-name="Standard">
      <style:paragraph-properties fo:text-align="start" style:justify-single-word="false"/>
      <style:text-properties officeooo:rsid="003f0980" officeooo:paragraph-rsid="003f0980"/>
    </style:style>
    <style:style style:name="P15" style:family="paragraph" style:parent-style-name="Standard">
      <style:paragraph-properties fo:text-align="start" style:justify-single-word="false"/>
      <style:text-properties officeooo:rsid="0040985c" officeooo:paragraph-rsid="0040985c"/>
    </style:style>
    <style:style style:name="P16" style:family="paragraph" style:parent-style-name="Standard">
      <style:paragraph-properties fo:text-align="start" style:justify-single-word="false"/>
      <style:text-properties officeooo:rsid="0041bdaf" officeooo:paragraph-rsid="0041bdaf"/>
    </style:style>
    <style:style style:name="P17" style:family="paragraph" style:parent-style-name="Standard">
      <style:paragraph-properties fo:text-align="start" style:justify-single-word="false"/>
      <style:text-properties officeooo:rsid="0044b4e0" officeooo:paragraph-rsid="0044b4e0"/>
    </style:style>
    <style:style style:name="P18" style:family="paragraph" style:parent-style-name="Standard">
      <style:paragraph-properties fo:text-align="start" style:justify-single-word="false"/>
      <style:text-properties officeooo:rsid="0047ff8b" officeooo:paragraph-rsid="0047ff8b"/>
    </style:style>
    <style:style style:name="P19" style:family="paragraph" style:parent-style-name="Standard">
      <style:paragraph-properties fo:text-align="start" style:justify-single-word="false"/>
      <style:text-properties officeooo:rsid="0048a060" officeooo:paragraph-rsid="0048a060"/>
    </style:style>
    <style:style style:name="P20" style:family="paragraph" style:parent-style-name="Standard">
      <style:paragraph-properties fo:text-align="start" style:justify-single-word="false"/>
      <style:text-properties officeooo:rsid="004a69e4" officeooo:paragraph-rsid="004a69e4"/>
    </style:style>
    <style:style style:name="P21" style:family="paragraph" style:parent-style-name="Standard">
      <style:paragraph-properties fo:text-align="start" style:justify-single-word="false"/>
      <style:text-properties officeooo:rsid="004c5c9c" officeooo:paragraph-rsid="004c5c9c"/>
    </style:style>
    <style:style style:name="P22" style:family="paragraph" style:parent-style-name="Standard">
      <style:paragraph-properties fo:text-align="start" style:justify-single-word="false"/>
      <style:text-properties officeooo:rsid="004cd1fc" officeooo:paragraph-rsid="004cd1fc"/>
    </style:style>
    <style:style style:name="P23" style:family="paragraph" style:parent-style-name="Standard">
      <style:paragraph-properties fo:text-align="start" style:justify-single-word="false"/>
      <style:text-properties officeooo:rsid="004e4f31" officeooo:paragraph-rsid="004e4f31"/>
    </style:style>
    <style:style style:name="P24" style:family="paragraph" style:parent-style-name="Standard">
      <style:paragraph-properties fo:text-align="start" style:justify-single-word="false"/>
      <style:text-properties officeooo:rsid="004fb725" officeooo:paragraph-rsid="004fb725"/>
    </style:style>
    <style:style style:name="P25" style:family="paragraph" style:parent-style-name="Standard">
      <style:paragraph-properties fo:text-align="start" style:justify-single-word="false"/>
      <style:text-properties officeooo:rsid="0050308c" officeooo:paragraph-rsid="0050308c"/>
    </style:style>
    <style:style style:name="P26" style:family="paragraph" style:parent-style-name="Standard">
      <style:paragraph-properties fo:text-align="start" style:justify-single-word="false"/>
      <style:text-properties officeooo:rsid="0050e03e" officeooo:paragraph-rsid="0050308c"/>
    </style:style>
    <style:style style:name="P27" style:family="paragraph" style:parent-style-name="Standard">
      <style:paragraph-properties fo:text-align="start" style:justify-single-word="false"/>
      <style:text-properties officeooo:rsid="0050e03e" officeooo:paragraph-rsid="0050e03e"/>
    </style:style>
    <style:style style:name="P28" style:family="paragraph" style:parent-style-name="Standard">
      <style:paragraph-properties fo:text-align="start" style:justify-single-word="false"/>
      <style:text-properties officeooo:rsid="0052c933" officeooo:paragraph-rsid="0052c933"/>
    </style:style>
    <style:style style:name="P29" style:family="paragraph" style:parent-style-name="Standard">
      <style:paragraph-properties fo:text-align="start" style:justify-single-word="false"/>
      <style:text-properties officeooo:rsid="0053f8ee" officeooo:paragraph-rsid="0053f8ee"/>
    </style:style>
    <style:style style:name="P30" style:family="paragraph" style:parent-style-name="Standard">
      <style:paragraph-properties fo:text-align="start" style:justify-single-word="false"/>
      <style:text-properties officeooo:rsid="005601b8" officeooo:paragraph-rsid="005601b8"/>
    </style:style>
    <style:style style:name="P31" style:family="paragraph" style:parent-style-name="Standard">
      <style:paragraph-properties fo:text-align="start" style:justify-single-word="false"/>
      <style:text-properties officeooo:rsid="00566082" officeooo:paragraph-rsid="00566082"/>
    </style:style>
    <style:style style:name="P32" style:family="paragraph" style:parent-style-name="Standard">
      <style:paragraph-properties fo:text-align="start" style:justify-single-word="false"/>
      <style:text-properties officeooo:rsid="005a36e5" officeooo:paragraph-rsid="005bf129"/>
    </style:style>
    <style:style style:name="P33" style:family="paragraph" style:parent-style-name="Standard">
      <style:paragraph-properties fo:text-align="start" style:justify-single-word="false"/>
      <style:text-properties officeooo:rsid="005bf129" officeooo:paragraph-rsid="005bf129"/>
    </style:style>
    <style:style style:name="P34" style:family="paragraph" style:parent-style-name="Standard">
      <style:paragraph-properties fo:text-align="start" style:justify-single-word="false"/>
      <style:text-properties officeooo:rsid="005eee91" officeooo:paragraph-rsid="005eee91"/>
    </style:style>
    <style:style style:name="P35" style:family="paragraph" style:parent-style-name="Standard">
      <style:paragraph-properties fo:text-align="start" style:justify-single-word="false"/>
      <style:text-properties officeooo:rsid="0060cfde" officeooo:paragraph-rsid="0060cfde"/>
    </style:style>
    <style:style style:name="P36" style:family="paragraph" style:parent-style-name="Standard">
      <style:paragraph-properties fo:text-align="start" style:justify-single-word="false"/>
      <style:text-properties officeooo:rsid="0062657b" officeooo:paragraph-rsid="0062657b"/>
    </style:style>
    <style:style style:name="P37" style:family="paragraph" style:parent-style-name="Standard">
      <style:paragraph-properties fo:text-align="start" style:justify-single-word="false"/>
      <style:text-properties officeooo:rsid="00635bbd" officeooo:paragraph-rsid="00635bbd"/>
    </style:style>
    <style:style style:name="P38" style:family="paragraph" style:parent-style-name="Standard">
      <style:paragraph-properties fo:text-align="start" style:justify-single-word="false"/>
      <style:text-properties officeooo:rsid="0063f512" officeooo:paragraph-rsid="0063f512"/>
    </style:style>
    <style:style style:name="P39" style:family="paragraph" style:parent-style-name="Standard">
      <style:paragraph-properties fo:text-align="start" style:justify-single-word="false"/>
      <style:text-properties officeooo:rsid="00687602" officeooo:paragraph-rsid="00687602"/>
    </style:style>
    <style:style style:name="P40" style:family="paragraph" style:parent-style-name="Standard">
      <style:paragraph-properties fo:text-align="start" style:justify-single-word="false"/>
      <style:text-properties officeooo:rsid="006887ee" officeooo:paragraph-rsid="006887ee"/>
    </style:style>
    <style:style style:name="P41" style:family="paragraph" style:parent-style-name="Standard">
      <style:paragraph-properties fo:text-align="start" style:justify-single-word="false"/>
      <style:text-properties officeooo:rsid="006aafff" officeooo:paragraph-rsid="006aafff"/>
    </style:style>
    <style:style style:name="P42" style:family="paragraph" style:parent-style-name="Standard">
      <style:paragraph-properties fo:text-align="start" style:justify-single-word="false"/>
      <style:text-properties officeooo:rsid="006c3a10" officeooo:paragraph-rsid="006c3a10"/>
    </style:style>
    <style:style style:name="P43" style:family="paragraph" style:parent-style-name="Standard">
      <style:paragraph-properties fo:text-align="start" style:justify-single-word="false"/>
      <style:text-properties officeooo:rsid="006e0a83" officeooo:paragraph-rsid="006e0a83"/>
    </style:style>
    <style:style style:name="P44" style:family="paragraph" style:parent-style-name="Standard">
      <style:paragraph-properties fo:text-align="start" style:justify-single-word="false"/>
      <style:text-properties officeooo:rsid="006f2479" officeooo:paragraph-rsid="006f2479"/>
    </style:style>
    <style:style style:name="P45" style:family="paragraph" style:parent-style-name="Standard">
      <style:paragraph-properties fo:text-align="start" style:justify-single-word="false"/>
      <style:text-properties officeooo:rsid="0073ba06" officeooo:paragraph-rsid="0073ba06"/>
    </style:style>
    <style:style style:name="P46" style:family="paragraph" style:parent-style-name="Standard">
      <style:paragraph-properties fo:text-align="start" style:justify-single-word="false"/>
      <style:text-properties officeooo:rsid="00757170" officeooo:paragraph-rsid="00757170"/>
    </style:style>
    <style:style style:name="P47" style:family="paragraph" style:parent-style-name="Standard">
      <style:paragraph-properties fo:text-align="start" style:justify-single-word="false"/>
      <style:text-properties officeooo:rsid="00773bfb" officeooo:paragraph-rsid="00773bfb"/>
    </style:style>
    <style:style style:name="P48" style:family="paragraph" style:parent-style-name="Standard">
      <style:paragraph-properties fo:text-align="start" style:justify-single-word="false"/>
      <style:text-properties officeooo:rsid="0079c393" officeooo:paragraph-rsid="0079c393"/>
    </style:style>
    <style:style style:name="P49" style:family="paragraph" style:parent-style-name="Standard">
      <style:paragraph-properties fo:text-align="start" style:justify-single-word="false"/>
      <style:text-properties officeooo:rsid="007ad136" officeooo:paragraph-rsid="007ad136"/>
    </style:style>
    <style:style style:name="P50" style:family="paragraph" style:parent-style-name="Standard">
      <style:paragraph-properties fo:text-align="start" style:justify-single-word="false"/>
      <style:text-properties officeooo:rsid="007c5816" officeooo:paragraph-rsid="007c5816"/>
    </style:style>
    <style:style style:name="P51" style:family="paragraph" style:parent-style-name="Standard">
      <style:paragraph-properties fo:text-align="start" style:justify-single-word="false"/>
      <style:text-properties officeooo:rsid="007ca7cd" officeooo:paragraph-rsid="007ca7cd"/>
    </style:style>
    <style:style style:name="P52" style:family="paragraph" style:parent-style-name="Standard">
      <style:paragraph-properties fo:text-align="start" style:justify-single-word="false"/>
      <style:text-properties officeooo:rsid="007e091b" officeooo:paragraph-rsid="007e091b"/>
    </style:style>
    <style:style style:name="P53" style:family="paragraph" style:parent-style-name="Standard">
      <style:paragraph-properties fo:text-align="start" style:justify-single-word="false"/>
      <style:text-properties officeooo:rsid="007ecf39" officeooo:paragraph-rsid="007ecf39"/>
    </style:style>
    <style:style style:name="P54" style:family="paragraph" style:parent-style-name="Standard">
      <style:paragraph-properties fo:text-align="start" style:justify-single-word="false"/>
      <style:text-properties officeooo:rsid="007fed92" officeooo:paragraph-rsid="007fed92"/>
    </style:style>
    <style:style style:name="P55" style:family="paragraph" style:parent-style-name="Standard">
      <style:paragraph-properties fo:text-align="start" style:justify-single-word="false"/>
      <style:text-properties officeooo:rsid="008227c4" officeooo:paragraph-rsid="008227c4"/>
    </style:style>
    <style:style style:name="P56" style:family="paragraph" style:parent-style-name="Standard">
      <style:paragraph-properties fo:text-align="start" style:justify-single-word="false"/>
      <style:text-properties officeooo:rsid="00825b9d" officeooo:paragraph-rsid="00825b9d"/>
    </style:style>
    <style:style style:name="P57" style:family="paragraph" style:parent-style-name="Standard">
      <style:paragraph-properties fo:text-align="start" style:justify-single-word="false"/>
      <style:text-properties officeooo:rsid="00825b9d" officeooo:paragraph-rsid="008ad3ac"/>
    </style:style>
    <style:style style:name="P58" style:family="paragraph" style:parent-style-name="Standard">
      <style:paragraph-properties fo:text-align="start" style:justify-single-word="false"/>
      <style:text-properties officeooo:rsid="00883798" officeooo:paragraph-rsid="00883798"/>
    </style:style>
    <style:style style:name="P59" style:family="paragraph" style:parent-style-name="Standard">
      <style:paragraph-properties fo:text-align="start" style:justify-single-word="false"/>
      <style:text-properties officeooo:rsid="0088ef28" officeooo:paragraph-rsid="0088ef28"/>
    </style:style>
    <style:style style:name="P60" style:family="paragraph" style:parent-style-name="Standard">
      <style:text-properties officeooo:paragraph-rsid="008ad3ac"/>
    </style:style>
    <style:style style:name="P61" style:family="paragraph" style:parent-style-name="Standard">
      <style:text-properties officeooo:rsid="008ad3ac" officeooo:paragraph-rsid="008ad3ac"/>
    </style:style>
    <style:style style:name="P62" style:family="paragraph" style:parent-style-name="Standard">
      <style:text-properties officeooo:rsid="00a65704" officeooo:paragraph-rsid="00a65704"/>
    </style:style>
    <style:style style:name="P63" style:family="paragraph" style:parent-style-name="Standard">
      <style:text-properties officeooo:rsid="00a90cca" officeooo:paragraph-rsid="00a90cca"/>
    </style:style>
    <style:style style:name="P64" style:family="paragraph" style:parent-style-name="Standard">
      <style:text-properties officeooo:rsid="00ae46d3" officeooo:paragraph-rsid="00ae46d3"/>
    </style:style>
    <style:style style:name="P65" style:family="paragraph" style:parent-style-name="Standard">
      <style:text-properties officeooo:rsid="00afda84" officeooo:paragraph-rsid="00afda84"/>
    </style:style>
    <style:style style:name="P66" style:family="paragraph" style:parent-style-name="Standard">
      <style:text-properties officeooo:rsid="00afda84" officeooo:paragraph-rsid="00b17122"/>
    </style:style>
    <style:style style:name="P67" style:family="paragraph" style:parent-style-name="Standard">
      <style:text-properties officeooo:rsid="00afda84" officeooo:paragraph-rsid="00bcdf93"/>
    </style:style>
    <style:style style:name="P68" style:family="paragraph" style:parent-style-name="Standard">
      <style:text-properties officeooo:rsid="00c22068" officeooo:paragraph-rsid="00c22068"/>
    </style:style>
    <style:style style:name="P69" style:family="paragraph" style:parent-style-name="Table_20_Contents">
      <style:paragraph-properties fo:text-align="start" style:justify-single-word="false"/>
    </style:style>
    <style:style style:name="P70" style:family="paragraph" style:parent-style-name="Table_20_Contents">
      <style:paragraph-properties fo:text-align="start" style:justify-single-word="false"/>
      <style:text-properties officeooo:rsid="004cd1fc" officeooo:paragraph-rsid="004cd1fc"/>
    </style:style>
    <style:style style:name="P71" style:family="paragraph" style:parent-style-name="Table_20_Contents">
      <style:paragraph-properties fo:text-align="start" style:justify-single-word="false"/>
      <style:text-properties officeooo:rsid="004e4f31" officeooo:paragraph-rsid="004e4f31"/>
    </style:style>
    <style:style style:name="P72" style:family="paragraph" style:parent-style-name="Table_20_Contents">
      <style:paragraph-properties fo:text-align="start" style:justify-single-word="false"/>
      <style:text-properties officeooo:rsid="00844c22" officeooo:paragraph-rsid="00844c22"/>
    </style:style>
    <style:style style:name="P73" style:family="paragraph" style:parent-style-name="Table_20_Contents">
      <style:paragraph-properties fo:text-align="start" style:justify-single-word="false"/>
      <style:text-properties officeooo:rsid="00844c22" officeooo:paragraph-rsid="008ad3ac"/>
    </style:style>
    <style:style style:name="P74" style:family="paragraph" style:parent-style-name="Table_20_Contents">
      <style:paragraph-properties fo:text-align="start" style:justify-single-word="false"/>
      <style:text-properties officeooo:rsid="008ad3ac" officeooo:paragraph-rsid="008ad3ac"/>
    </style:style>
    <style:style style:name="P75" style:family="paragraph" style:parent-style-name="Table_20_Contents">
      <style:paragraph-properties fo:text-align="start" style:justify-single-word="false"/>
      <style:text-properties officeooo:rsid="008cc643" officeooo:paragraph-rsid="008cc643"/>
    </style:style>
    <style:style style:name="P76" style:family="paragraph" style:parent-style-name="Table_20_Contents">
      <style:paragraph-properties fo:text-align="start" style:justify-single-word="false"/>
      <style:text-properties officeooo:rsid="0090075f" officeooo:paragraph-rsid="0090075f"/>
    </style:style>
    <style:style style:name="P77" style:family="paragraph" style:parent-style-name="Table_20_Contents">
      <style:text-properties officeooo:rsid="00a65704" officeooo:paragraph-rsid="00a65704"/>
    </style:style>
    <style:style style:name="P78" style:family="paragraph" style:parent-style-name="Table_20_Contents">
      <style:paragraph-properties fo:text-align="start" style:justify-single-word="false"/>
      <style:text-properties officeooo:rsid="00a7e60b" officeooo:paragraph-rsid="00a7e60b"/>
    </style:style>
    <style:style style:name="P79" style:family="paragraph" style:parent-style-name="Table_20_Contents">
      <style:paragraph-properties fo:text-align="start" style:justify-single-word="false"/>
      <style:text-properties officeooo:rsid="00a90cca" officeooo:paragraph-rsid="00a90cca"/>
    </style:style>
    <style:style style:name="P80" style:family="paragraph" style:parent-style-name="Table_20_Contents">
      <style:paragraph-properties fo:text-align="start" style:justify-single-word="false"/>
      <style:text-properties officeooo:rsid="00a90cca" officeooo:paragraph-rsid="00b6ea2a"/>
    </style:style>
    <style:style style:name="P81" style:family="paragraph" style:parent-style-name="Table_20_Contents">
      <style:paragraph-properties fo:text-align="start" style:justify-single-word="false"/>
      <style:text-properties officeooo:rsid="00a93ec4" officeooo:paragraph-rsid="00a93ec4"/>
    </style:style>
    <style:style style:name="P82" style:family="paragraph" style:parent-style-name="Table_20_Contents">
      <style:paragraph-properties fo:text-align="start" style:justify-single-word="false"/>
      <style:text-properties officeooo:rsid="00a93ec4" officeooo:paragraph-rsid="00b867ac"/>
    </style:style>
    <style:style style:name="P83" style:family="paragraph" style:parent-style-name="Table_20_Contents">
      <style:paragraph-properties fo:text-align="start" style:justify-single-word="false"/>
      <style:text-properties officeooo:rsid="00ac37b7" officeooo:paragraph-rsid="00ac37b7"/>
    </style:style>
    <style:style style:name="P84" style:family="paragraph" style:parent-style-name="Table_20_Contents">
      <style:text-properties officeooo:rsid="00ae46d3" officeooo:paragraph-rsid="00ae46d3"/>
    </style:style>
    <style:style style:name="P85" style:family="paragraph" style:parent-style-name="Table_20_Contents">
      <style:text-properties officeooo:rsid="00afda84" officeooo:paragraph-rsid="00afda84"/>
    </style:style>
    <style:style style:name="P86" style:family="paragraph" style:parent-style-name="Table_20_Contents">
      <style:text-properties officeooo:rsid="00b0fd5e" officeooo:paragraph-rsid="00b0fd5e"/>
    </style:style>
    <style:style style:name="P87" style:family="paragraph" style:parent-style-name="Table_20_Contents">
      <style:text-properties officeooo:rsid="00b32a24" officeooo:paragraph-rsid="00b32a24"/>
    </style:style>
    <style:style style:name="P88" style:family="paragraph" style:parent-style-name="Table_20_Contents">
      <style:paragraph-properties fo:text-align="start" style:justify-single-word="false"/>
      <style:text-properties officeooo:rsid="00b867ac" officeooo:paragraph-rsid="00b867ac"/>
    </style:style>
    <style:style style:name="P89" style:family="paragraph" style:parent-style-name="Table_20_Contents">
      <style:paragraph-properties fo:text-align="start" style:justify-single-word="false"/>
      <style:text-properties officeooo:rsid="00b867ac" officeooo:paragraph-rsid="00b92389"/>
    </style:style>
    <style:style style:name="P90" style:family="paragraph" style:parent-style-name="Table_20_Contents">
      <loext:graphic-properties draw:fill="none"/>
      <style:paragraph-properties fo:margin-left="0.101cm" fo:margin-right="0cm" fo:text-align="start" style:justify-single-word="false" fo:text-indent="0cm" style:auto-text-indent="false" fo:background-color="transparent" text:number-lines="false" text:line-number="0"/>
      <style:text-properties officeooo:rsid="00aaed6b" officeooo:paragraph-rsid="00aaed6b"/>
    </style:style>
    <style:style style:name="T1" style:family="text">
      <style:text-properties officeooo:rsid="001d5000"/>
    </style:style>
    <style:style style:name="T2" style:family="text">
      <style:text-properties officeooo:rsid="001e6594"/>
    </style:style>
    <style:style style:name="T3" style:family="text">
      <style:text-properties officeooo:rsid="00202e0d"/>
    </style:style>
    <style:style style:name="T4" style:family="text">
      <style:text-properties officeooo:rsid="002c514f"/>
    </style:style>
    <style:style style:name="T5" style:family="text">
      <style:text-properties officeooo:rsid="002edec0"/>
    </style:style>
    <style:style style:name="T6" style:family="text">
      <style:text-properties officeooo:rsid="002eee85"/>
    </style:style>
    <style:style style:name="T7" style:family="text">
      <style:text-properties officeooo:rsid="0031b73c"/>
    </style:style>
    <style:style style:name="T8" style:family="text">
      <style:text-properties officeooo:rsid="00333385"/>
    </style:style>
    <style:style style:name="T9" style:family="text">
      <style:text-properties officeooo:rsid="0034eeb1"/>
    </style:style>
    <style:style style:name="T10" style:family="text">
      <style:text-properties officeooo:rsid="0035f24f"/>
    </style:style>
    <style:style style:name="T11" style:family="text">
      <style:text-properties officeooo:rsid="00378ce6"/>
    </style:style>
    <style:style style:name="T12" style:family="text">
      <style:text-properties officeooo:rsid="003b29b0"/>
    </style:style>
    <style:style style:name="T13" style:family="text">
      <style:text-properties officeooo:rsid="0040985c"/>
    </style:style>
    <style:style style:name="T14" style:family="text">
      <style:text-properties officeooo:rsid="0042b9e8"/>
    </style:style>
    <style:style style:name="T15" style:family="text">
      <style:text-properties officeooo:rsid="00440d0c"/>
    </style:style>
    <style:style style:name="T16" style:family="text">
      <style:text-properties officeooo:rsid="0046503e"/>
    </style:style>
    <style:style style:name="T17" style:family="text">
      <style:text-properties officeooo:rsid="004cd1fc"/>
    </style:style>
    <style:style style:name="T18" style:family="text">
      <style:text-properties officeooo:rsid="004f011e"/>
    </style:style>
    <style:style style:name="T19" style:family="text">
      <style:text-properties officeooo:rsid="004fb725"/>
    </style:style>
    <style:style style:name="T20" style:family="text">
      <style:text-properties officeooo:rsid="0050308c"/>
    </style:style>
    <style:style style:name="T21" style:family="text">
      <style:text-properties officeooo:rsid="0050c607"/>
    </style:style>
    <style:style style:name="T22" style:family="text">
      <style:text-properties officeooo:rsid="0053f8ee"/>
    </style:style>
    <style:style style:name="T23" style:family="text">
      <style:text-properties officeooo:rsid="0054b55e"/>
    </style:style>
    <style:style style:name="T24" style:family="text">
      <style:text-properties officeooo:rsid="00583958"/>
    </style:style>
    <style:style style:name="T25" style:family="text">
      <style:text-properties officeooo:rsid="005bf129"/>
    </style:style>
    <style:style style:name="T26" style:family="text">
      <style:text-properties officeooo:rsid="005d1f28"/>
    </style:style>
    <style:style style:name="T27" style:family="text">
      <style:text-properties officeooo:rsid="0065d47b"/>
    </style:style>
    <style:style style:name="T28" style:family="text">
      <style:text-properties officeooo:rsid="006adc2c"/>
    </style:style>
    <style:style style:name="T29" style:family="text">
      <style:text-properties officeooo:rsid="0070c1f4"/>
    </style:style>
    <style:style style:name="T30" style:family="text">
      <style:text-properties officeooo:rsid="0073d347"/>
    </style:style>
    <style:style style:name="T31" style:family="text">
      <style:text-properties officeooo:rsid="00742873"/>
    </style:style>
    <style:style style:name="T32" style:family="text">
      <style:text-properties officeooo:rsid="00773bfb"/>
    </style:style>
    <style:style style:name="T33" style:family="text">
      <style:text-properties officeooo:rsid="0079c393"/>
    </style:style>
    <style:style style:name="T34" style:family="text">
      <style:text-properties officeooo:rsid="007ecf39"/>
    </style:style>
    <style:style style:name="T35" style:family="text">
      <style:text-properties officeooo:rsid="00804a8a"/>
    </style:style>
    <style:style style:name="T36" style:family="text">
      <style:text-properties officeooo:rsid="008cc643"/>
    </style:style>
    <style:style style:name="T37" style:family="text">
      <style:text-properties officeooo:rsid="008e6bb1"/>
    </style:style>
    <style:style style:name="T38" style:family="text">
      <style:text-properties officeooo:rsid="00a7e60b"/>
    </style:style>
    <style:style style:name="T39" style:family="text">
      <style:text-properties officeooo:rsid="00a93ec4"/>
    </style:style>
    <style:style style:name="T40" style:family="text">
      <style:text-properties officeooo:rsid="00aaed6b"/>
    </style:style>
    <style:style style:name="T41" style:family="text">
      <style:text-properties officeooo:rsid="00ac37b7"/>
    </style:style>
    <style:style style:name="T42" style:family="text">
      <style:text-properties officeooo:rsid="00b00a1a"/>
    </style:style>
    <style:style style:name="T43" style:family="text">
      <style:text-properties officeooo:rsid="00bac557"/>
    </style:style>
    <style:style style:name="T44" style:family="text">
      <style:text-properties officeooo:rsid="00bcdf93"/>
    </style:style>
    <style:style style:name="T45" style:family="text">
      <style:text-properties officeooo:rsid="00c2a5d4"/>
    </style:style>
    <style:style style:name="T46" style:family="text">
      <style:text-properties officeooo:rsid="00c343f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onnerstag – Sozialversicherung Test</text:p>
      <text:p text:style-name="P2"/>
      <text:p text:style-name="P2">38 und 46 LB </text:p>
      <text:p text:style-name="P2"/>
      <text:p text:style-name="P2">1. <text:tab/>a)<text:tab/><text:span text:style-name="T3">Krankenversicherung 1883</text:span><text:line-break/><text:tab/>b)<text:tab/>Unfallversicherung <text:span text:style-name="T3">1884</text:span><text:line-break/><text:tab/>c)<text:tab/>Rentenversicherung <text:span text:style-name="T3">1889</text:span><text:line-break/><text:tab/>d)<text:tab/>Arbeitslosenversicherung <text:span text:style-name="T3">1927</text:span><text:line-break/><text:tab/>e)<text:tab/><text:span text:style-name="T3">Pflegeversicherung 1995</text:span><text:line-break/><text:line-break/>2.<text:tab/>a)<text:tab/>pflicht<text:line-break/><text:tab/>b)<text:tab/><text:span text:style-name="T3">Beamte, Selbstständige, Arbeitnehmer ab bestimmten einkommen</text:span><text:line-break/><text:line-break/>3.<text:tab/>arten)<text:tab/>Krankenversicherung, Unfallversicherung, Rentenversicherung, <text:tab/>Arbeitslosenversicherung, <text:span text:style-name="T1">Pflegeversicherung</text:span><text:line-break/><text:tab/><text:span text:style-name="T1">Zweck</text:span>)<text:tab/><text:span text:style-name="T1">Arbeitslosigkeit</text:span><text:line-break/><text:tab/><text:span text:style-name="T1">träger)<text:tab/>Allgemein Orts Krankenkasse, Berufsgenossenschaft, Bundes Agentur für Arbeit, Pflege Kasse</text:span><text:line-break/><text:span text:style-name="T1">4.<text:line-break/><text:tab/>Arten)<text:tab/>Krankenversicherung, <text:line-break/><text:tab/>Beitragszahlung)<text:tab/>100% Arbeitgeber, 50/50, 50/50, 50/50<text:line-break/><text:tab/>Beitragshöhe)<text:tab/><text:tab/>Arbeitgeber zahlen Unterschiedliche Beiträge, 6050€(alte <text:tab/><text:tab/><text:tab/><text:tab/><text:tab/><text:tab/>Bundesländer), 5200€(neue), 3% 2015, <text:line-break/><text:tab/><text:tab/><text:tab/><text:tab/>Sozialleistung, Pflegehilfe, Zuschüsse, Soziale Sicherung durch <text:tab/><text:tab/><text:tab/><text:tab/><text:tab/>Pflegeperson, ALG I , ALG II<text:line-break/><text:tab/><text:tab/>Kranken…?<text:tab/>1,5%, 18,7%<text:line-break/><text:tab/>Mutterschutz, Arbeitsaufenthalt, Arbeitslosengeld<text:line-break/><text:tab/>Krankenhausaufenthalt, Wegeunfall<text:line-break/><text:tab/><text:tab/><text:tab/>, Berufskrankheit<text:line-break/><text:tab/>Krankengeld<text:line-break/><text:tab/>Medikamente<text:line-break/><text:tab/>ärztliche Behandlung<text:line-break/><text:tab/><text:line-break/>5.<text:tab/>a)<text:tab/>Unfallversicherung<text:line-break/><text:tab/>b)<text:tab/>Krankenversicherung<text:line-break/><text:tab/>c)<text:tab/>Arbeitslosenversicherung<text:line-break/><text:tab/>d)<text:tab/>Krankenversicherung<text:line-break/><text:tab/>e)<text:tab/>Arbeitslosenversicherung<text:line-break/><text:tab/>f)<text:tab/>Rentenversicherung</text:span></text:p>
      <text:p text:style-name="P2"><text:tab/><text:span text:style-name="T2">g)<text:tab/>Rentenversicherung<text:line-break/><text:tab/>h)<text:tab/>Pflegeversicherung<text:line-break/><text:tab/>i)<text:tab/>Unfallversicherung<text:line-break/><text:line-break/>6.<text:tab/>a)<text:tab/>Kinder zahlen für Rentner in Kasse ein.<text:line-break/><text:tab/>b)<text:tab/>das es immer, mehr Rentner gibt als Leute die einzahlen 1:7<text:line-break/><text:tab/>c)<text:tab/>mehr einzahlen<text:line-break/><text:tab/><text:tab/>mehr kinder<text:line-break/><text:tab/><text:tab/>teilrenten<text:line-break/></text:span><text:soft-page-break/><text:span text:style-name="T2"><text:line-break/>7. <text:tab/>ist die grenze der Versicherung der man zwischen Privat und Gesetzlicher kasse entscheided</text:span></text:p>
      <text:p text:style-name="P3">5. 82€, 246€ 313.65€(338.25€)</text:p>
      <text:p text:style-name="P3"/>
      <text:p text:style-name="P3"/>
      <text:p text:style-name="P4">Lohn <text:line-break/></text:p>
      <text:p text:style-name="P4">Arbeitsbewertung</text:p>
      <text:p text:style-name="P4"><text:tab/>- Summarische</text:p>
      <text:p text:style-name="P4"><text:tab/><text:line-break/><text:tab/>- analytische</text:p>
      <text:p text:style-name="P4"><text:line-break/><text:span text:style-name="T4">Arbeitslohnberechnung</text:span></text:p>
      <text:p text:style-name="P4"/>
      <text:p text:style-name="P5">Grundlohn (Akkordlohn, Zeitlohn)</text:p>
      <text:p text:style-name="P5">+ Zulagen</text:p>
      <text:p text:style-name="P5">+ Zuschläge<text:line-break/>+ sonstige finanzielle Leistungen</text:p>
      <text:p text:style-name="P5"><text:s/>(VWL – VWS)</text:p>
      <text:p text:style-name="P6">Bruttolohn – gesetzliche Abzüge → Nettolohn</text:p>
      <text:p text:style-name="P6"/>
      <text:p text:style-name="P6">gesetzliche Abzüge</text:p>
      <text:p text:style-name="P6">→<text:span text:style-name="T5"> Lohnsteuer</text:span></text:p>
      <text:p text:style-name="P6">→<text:span text:style-name="T6"> Solidaritätszuschlag<text:tab/>(5,5% auf die Lohnsteuer)</text:span><text:line-break/>→<text:span text:style-name="T6"> Kirchensteuer<text:tab/><text:tab/>(8%(Bayern/Baden-Württemberg) und 9% auf die Lohnsteuer, nur wer im Kirchenregister eingetragen ist)</text:span></text:p>
      <text:p text:style-name="P6">→<text:span text:style-name="T6"> Krankenversicherung <text:tab/>(8,2%)</text:span></text:p>
      <text:p text:style-name="P6">→<text:span text:style-name="T6"> Arbeitslosenversicherung <text:tab/>(1,5%)</text:span></text:p>
      <text:p text:style-name="P6">→<text:span text:style-name="T7"> Rentenversicherung <text:tab/>(9,35%)</text:span></text:p>
      <text:p text:style-name="P6">→<text:span text:style-name="T7"> Pflegeversicherung <text:tab/>(1,175%) + 0,25(Kinderlosenzuschlag)</text:span></text:p>
      <text:p text:style-name="P6"/>
      <text:p text:style-name="P6">→<text:span text:style-name="T8"> Nettolohn – VWS → auszuzahlender Betrag</text:span></text:p>
      <text:p text:style-name="P6"/>
      <text:p text:style-name="P6">Ü<text:span text:style-name="T9">bungen zur Gehaltsabrechnung</text:span></text:p>
      <text:p text:style-name="P6"/>
      <text:p text:style-name="P7">Bruttolohn = 2.5<text:span text:style-name="T10">2</text:span>0,00 €<text:line-break/>Lohnsteuer = 250 €</text:p>
      <text:p text:style-name="P8">Solidaritätszuschlag = 13,75 €</text:p>
      <text:p text:style-name="P7">Kirchensteuersatz = 8% = 20 € <text:span text:style-name="T10">| 9% = 22,5 €</text:span></text:p>
      <text:p text:style-name="P8">Krankenversicherung = 206,64 €</text:p>
      <text:p text:style-name="P8">Arbeitslosenversicherung = 37,8 €</text:p>
      <text:p text:style-name="P9">Rentenversicherung = 235,62 €</text:p>
      <text:p text:style-name="P9">Pflegeversicherung = 29,61 €</text:p>
      <text:p text:style-name="P9">VWS = 40€</text:p>
      <text:p text:style-name="P9"/>
      <text:p text:style-name="P9">1<text:span text:style-name="T11">68</text:span>6,58 € (West) <text:tab/>1<text:span text:style-name="T11">68</text:span>4,08 € (Ost)</text:p>
      <text:p text:style-name="P9"/>
      <text:p text:style-name="P10">Bruttolohn = 3.020,00 €</text:p>
      <text:p text:style-name="P10"><text:soft-page-break/>Lohnsteuer = 400 €</text:p>
      <text:p text:style-name="P10">Solidaritätszuschlag = <text:span text:style-name="T12">22</text:span> €</text:p>
      <text:p text:style-name="P10">Kirchensteuer = 32 € | 36 €</text:p>
      <text:p text:style-name="P10">Krankenversicherung = 247,64 €</text:p>
      <text:p text:style-name="P10"/>
      <text:p text:style-name="P8"/>
      <text:p text:style-name="P7"/>
      <text:p text:style-name="P10">Arbeitslosenversicherung = 45,3 €</text:p>
      <text:p text:style-name="P10">Rentenversicherung = 282,37 €</text:p>
      <text:p text:style-name="P10">Pflegeversicherung = <text:span text:style-name="T12">35,485 €</text:span></text:p>
      <text:p text:style-name="P11">VWS = 40 €</text:p>
      <text:p text:style-name="P11"/>
      <text:p text:style-name="P11">1915,205 € (West) 1911,205 (Ost)</text:p>
      <text:p text:style-name="P11"/>
      <text:p text:style-name="P13">Bruttolohn = 4.<text:span text:style-name="T14">295</text:span>,00 €</text:p>
      <text:p text:style-name="P13">Lohnsteuer = 600 €</text:p>
      <text:p text:style-name="P13">Solidaritätszuschlag = 33 €</text:p>
      <text:p text:style-name="P13">Kirchensteuer = 48 € | 54 €</text:p>
      <text:p text:style-name="P13">Krankenversicherung = 347,<text:span text:style-name="T15">48</text:span> €</text:p>
      <text:p text:style-name="P13">Arbeitslosenversicherung = <text:s/>€</text:p>
      <text:p text:style-name="P13">Rentenversicherung = <text:s/>€</text:p>
      <text:p text:style-name="P13">Pflegeversicherung = <text:span text:style-name="T13">49,79 €</text:span></text:p>
      <text:p text:style-name="P17">VWS = 40 €</text:p>
      <text:p text:style-name="P13"/>
      <text:p text:style-name="P14"><text:s/>€ (West) | € (Ost)</text:p>
      <text:p text:style-name="P14"/>
      <text:p text:style-name="P16">Bruttolohn = 6.5<text:span text:style-name="T14">20</text:span>,00 €</text:p>
      <text:p text:style-name="P16">Lohnsteuer = 1000 €</text:p>
      <text:p text:style-name="P16">Solidaritätszuschlag = 55 €</text:p>
      <text:p text:style-name="P16">Kirchensteuer = 80 € | 90 €</text:p>
      <text:p text:style-name="P16">Krankenversicherung = 347,48 €</text:p>
      <text:p text:style-name="P16">Arbeitslosenversicherung = 93 € | 81 €</text:p>
      <text:p text:style-name="P16">Rentenversicherung = 579,70 € | 504,90 €</text:p>
      <text:p text:style-name="P16">Pflegeversicherung = 49,79 €</text:p>
      <text:p text:style-name="P17">VWS = 40 €</text:p>
      <text:p text:style-name="P17">4275,03 € (West) <text:span text:style-name="T16">| 4351,83 € (Ost)</text:span></text:p>
      <text:p text:style-name="P14"/>
      <text:p text:style-name="P15">Bruttolohn</text:p>
      <text:p text:style-name="P11"/>
      <text:p text:style-name="P12">BBG: <text:tab/>KV: 4237,50 €</text:p>
      <text:p text:style-name="P12"><text:tab/>RV: 6200,- West | 5400,- Ost<text:line-break/><text:tab/>AV: wie RV<text:line-break/><text:tab/>PV: wie KV</text:p>
      <text:p text:style-name="P12"/>
      <text:p text:style-name="P18">Lohngruppen</text:p>
      <text:p text:style-name="P18"/>
      <text:p text:style-name="P19">Lohnsteuerklassen</text:p>
      <text:p text:style-name="P19"/>
      <text:p text:style-name="P19"><text:soft-page-break/>1. ledige, geschiedene, Verheiratete die dauernd getrennt leben</text:p>
      <text:p text:style-name="P19">2. Haushaltsfreibetrag zusteht, wenn im Innland mindestens 1 Kind gemeldet ist</text:p>
      <text:p text:style-name="P19">3. wenn einer gar kein Geld verdient</text:p>
      <text:p text:style-name="P19">4. nicht dauernd getrennt, unbeschränkt steuerpflichtig sind</text:p>
      <text:p text:style-name="P19">5. derjenige der mehr verdient (aus 3.)</text:p>
      <text:p text:style-name="P20">6. für zweit Beruf</text:p>
      <text:p text:style-name="P21">Donnerstag: Wiso Test siehe oben</text:p>
      <text:p text:style-name="P21"/>
      <text:p text:style-name="P21">Rechtsgeschäfte</text:p>
      <text:p text:style-name="P21"/>
      <text:p text:style-name="P21">1. Rechtsordnung</text:p>
      <text:p text:style-name="P21"><text:tab/>= regelt die Verkehrsweise der Menschen eines Landes</text:p>
      <text:p text:style-name="P21"><text:tab/><text:span text:style-name="T17">= 2. aller Rechtsvorschriften</text:span></text:p>
      <text:p text:style-name="P21"/>
      <text:p text:style-name="P22">Rechtsordnung:</text:p>
      <text:p text:style-name="P21"/>
      <table:table table:name="Table1" table:style-name="Table1">
        <table:table-column table:style-name="Table1.A"/>
        <table:table-column table:style-name="Table1.B"/>
        <table:table-row>
          <table:table-cell table:style-name="Table1.A1" office:value-type="string">
            <text:p text:style-name="P69">Ö<text:span text:style-name="T17">ffentliches Recht</text:span></text:p>
          </table:table-cell>
          <table:table-cell table:style-name="Table1.B1" office:value-type="string">
            <text:p text:style-name="P70">Privatrecht</text:p>
          </table:table-cell>
        </table:table-row>
        <table:table-row>
          <table:table-cell table:style-name="Table1.A2" office:value-type="string">
            <text:p text:style-name="P70">Rechtsbeziehung zwischen Bürger und Staat</text:p>
          </table:table-cell>
          <table:table-cell table:style-name="Table1.B2" office:value-type="string">
            <text:p text:style-name="P70">Rechtsbeziehungen der Bürger untereinander</text:p>
          </table:table-cell>
        </table:table-row>
        <table:table-row>
          <table:table-cell table:style-name="Table1.A2" office:value-type="string">
            <text:p text:style-name="P70">Rechtsbeziehung zwischen Trägern staatlicher Gewalt</text:p>
          </table:table-cell>
          <table:table-cell table:style-name="Table1.B2" office:value-type="string">
            <text:p text:style-name="P69">-</text:p>
          </table:table-cell>
        </table:table-row>
        <table:table-row>
          <table:table-cell table:style-name="Table1.A2" office:value-type="string">
            <text:p text:style-name="P70">Verfassungsrecht | Völkerrecht</text:p>
          </table:table-cell>
          <table:table-cell table:style-name="Table1.B2" office:value-type="string">
            <text:p text:style-name="P70">Bürgerliches Recht</text:p>
          </table:table-cell>
        </table:table-row>
        <table:table-row>
          <table:table-cell table:style-name="Table1.A2" office:value-type="string">
            <text:p text:style-name="P70">Verwaltungsrecht | Strafrecht</text:p>
          </table:table-cell>
          <table:table-cell table:style-name="Table1.B2" office:value-type="string">
            <text:p text:style-name="P70">Handelsrecht</text:p>
          </table:table-cell>
        </table:table-row>
        <table:table-row>
          <table:table-cell table:style-name="Table1.A2" office:value-type="string">
            <text:p text:style-name="P70">Grundsatz der Unterordnung</text:p>
          </table:table-cell>
          <table:table-cell table:style-name="Table1.B2" office:value-type="string">
            <text:p text:style-name="P70">Grundsatz der Gleichberechtigung</text:p>
          </table:table-cell>
        </table:table-row>
      </table:table>
      <text:p text:style-name="P21"/>
      <text:p text:style-name="P23">2. Recht<text:span text:style-name="T19">s</text:span>subjekt</text:p>
      <text:p text:style-name="P23"/>
      <table:table table:name="Table2" table:style-name="Table2">
        <table:table-column table:style-name="Table2.A"/>
        <table:table-column table:style-name="Table2.B"/>
        <table:table-row>
          <table:table-cell table:style-name="Table2.A1" office:value-type="string">
            <text:p text:style-name="P71">Natürliche Personen</text:p>
          </table:table-cell>
          <table:table-cell table:style-name="Table2.B1" office:value-type="string">
            <text:p text:style-name="P71">Juristische Personen</text:p>
          </table:table-cell>
        </table:table-row>
        <table:table-row>
          <table:table-cell table:style-name="Table2.A2" office:value-type="string">
            <text:p text:style-name="P71">Mensch</text:p>
          </table:table-cell>
          <table:table-cell table:style-name="Table2.B2" office:value-type="string">
            <text:p text:style-name="P71">Personen Vereinigung oder Vermögensmassen mit eigener Rechtspersönlichkeit</text:p>
          </table:table-cell>
        </table:table-row>
      </table:table>
      <text:p text:style-name="P23"/>
      <text:p text:style-name="P23"/>
      <text:p text:style-name="P23">3. Rechtsfähigkeit</text:p>
      <text:p text:style-name="P23"/>
      <text:p text:style-name="P23">Fähigkeit der Rechtssubjekte Träger von Rechten und Pflichten zu sein. Mit beginn der Geburt <text:span text:style-name="T18">und endet mit dem Tod BGB §1</text:span>.</text:p>
      <text:p text:style-name="P23"/>
      <text:p text:style-name="P24">bei Juristische Personen durch Eintrag in z.B. in ein Handelsregister und ende durch Austrag aus einem Register.</text:p>
      <text:p text:style-name="P24"/>
      <text:p text:style-name="P24">4. Geschäftsfähigkeit</text:p>
      <text:p text:style-name="P24"/>
      <text:p text:style-name="P24">Fähigkeit durch eigenes Handeln Rechtsgeschäfte abzuwickeln.</text:p>
      <text:p text:style-name="P24"/>
      <text:p text:style-name="P24">Richtet sich nach dem Lebensalter. §<text:span text:style-name="T20">104 BGB</text:span></text:p>
      <text:p text:style-name="P24"/>
      <text:p text:style-name="P25"><text:soft-page-break/>Geschäftunfähig / <text:span text:style-name="T21">nichtig</text:span></text:p>
      <text:p text:style-name="P25"/>
      <text:p text:style-name="P25">Vollendung des 7. Lebensjahres (ab 7 Jahre)</text:p>
      <text:p text:style-name="P25">beschränkte Geschäftsfähigkeit. §106 BGB / <text:span text:style-name="T21">schwebend unwirksam</text:span></text:p>
      <text:p text:style-name="P25"/>
      <text:p text:style-name="P25">Vollendung des 18. Lebensjahres</text:p>
      <text:p text:style-name="P25">volle Geschäftsfähigkeit. / <text:span text:style-name="T21">wirksam</text:span></text:p>
      <text:p text:style-name="P25"/>
      <text:p text:style-name="P26">bedingt geschäftsfähige: </text:p>
      <text:p text:style-name="P27">braucht Zustimmung der gesetzlichen Vertreter.</text:p>
      <text:p text:style-name="P27"/>
      <text:p text:style-name="P27">Ausnahmefälle, kein Abschluss von RG mit beschränkt Geschäftsfähigen. </text:p>
      <text:p text:style-name="P27"/>
      <text:p text:style-name="P28">1. Bewirkung mit der Leistung mit eigenen Mitteln §110. (Taschengeld §)</text:p>
      <text:p text:style-name="P28">2. <text:span text:style-name="T22">Rechtlichen Vorteil handelt §107. (nur gültig wenn das Geschäft kein Nachteil hat)</text:span></text:p>
      <text:p text:style-name="P29">3. <text:span text:style-name="T23">Selbstständiger Geschäftsbetrieb.</text:span></text:p>
      <text:p text:style-name="P30">4. Dienst/- Arbeitsverhältnisse. (alles Dienstliches ist wirksam)</text:p>
      <text:p text:style-name="P30"/>
      <text:p text:style-name="P31">Rechtsgeschäfte</text:p>
      <text:p text:style-name="P31"/>
      <text:p text:style-name="P31">Zustandekommen von Rechtsgeschäften (RG)</text:p>
      <text:p text:style-name="P31"/>
      <text:p text:style-name="P31">→ RG → mindestens eine Willenserklärung enthalten</text:p>
      <text:p text:style-name="P31"/>
      <text:p text:style-name="P31">Möglichkeiten den Willen auszudrücken.</text:p>
      <text:p text:style-name="P31"><text:tab/>1. konkludentes Handeln | schlüssiges Handeln</text:p>
      <text:p text:style-name="P31"><text:tab/>2. sprechen / schreiben<text:line-break/><text:tab/>3. <text:span text:style-name="T24">schweigen<text:line-break/><text:tab/><text:tab/>- als privat Person schweigen<text:line-break/><text:tab/><text:tab/>- als Kaufmann annehmen<text:line-break/><text:line-break/>einseitige RG:</text:span></text:p>
      <text:p text:style-name="P33"><text:tab/>nicht empfangsbedürftig<text:line-break/><text:tab/><text:tab/>Willenserklärung bereits bei Abgabe rechtswirksam</text:p>
      <text:p text:style-name="P32"><text:tab/><text:tab/><text:tab/><text:span text:style-name="T25">Kündigung<text:line-break/><text:tab/><text:tab/><text:tab/>Vollmachtserteilung<text:line-break/><text:tab/><text:tab/><text:tab/>Mahnung</text:span><text:line-break/></text:p>
      <text:p text:style-name="P33"><text:tab/>empfangsbedürftig<text:line-break/><text:tab/><text:tab/>rechtswirksam erst, wenn Empfänger die Willenserklärung erhalten hat</text:p>
      <text:p text:style-name="P32"><text:tab/><text:tab/><text:tab/><text:span text:style-name="T25">Testament<text:line-break/><text:tab/><text:tab/><text:tab/>Auslobung (§657 BGB)</text:span><text:line-break/><text:line-break/>mehrseitiges RG:<text:line-break/><text:span text:style-name="T26">besteht mindestens aus 2 übereinstimmenden Willenserklärungen</text:span></text:p>
      <text:p text:style-name="P32"/>
      <text:p text:style-name="P32"><text:tab/><text:span text:style-name="T26">einseitig verpflichtend:<text:line-break/><text:tab/><text:tab/>Schenkung (ich muss es schenken, 2. Person muss es nicht annehmen)<text:line-break/></text:span><text:soft-page-break/><text:span text:style-name="T26"><text:tab/><text:tab/>Bürgschaft<text:line-break/><text:tab/>mehrseitig verpflichtend:<text:line-break/><text:tab/><text:tab/>Kaufvertrag<text:line-break/><text:tab/><text:tab/>Ausbildungsvertrag<text:line-break/><text:line-break/>Anfechtung und Nichtigkeit von RG</text:span></text:p>
      <text:p text:style-name="P34">Nichtig (wir tun so als ob es das noch nie gab)</text:p>
      <text:p text:style-name="P34"/>
      <text:p text:style-name="P34"/>
      <text:p text:style-name="P34"/>
      <text:p text:style-name="P35">1.</text:p>
      <text:p text:style-name="P34">RG gegen ein gesetzliches Verbot verstößt ist → nichtig §134 BGB</text:p>
      <text:p text:style-name="P35"/>
      <text:p text:style-name="P35">2.</text:p>
      <text:p text:style-name="P35">RG mit geschäftsunfähigen Personen §105</text:p>
      <text:p text:style-name="P35"/>
      <text:p text:style-name="P35">3.</text:p>
      <text:p text:style-name="P35">RG die gegen die guten Sitten verstoßen §138</text:p>
      <text:p text:style-name="P35"/>
      <text:p text:style-name="P36">4.</text:p>
      <text:p text:style-name="P36">RG die im scherz abgeschlossen werden §118</text:p>
      <text:p text:style-name="P36"/>
      <text:p text:style-name="P36">5.</text:p>
      <text:p text:style-name="P36">RG welches zum schein abgeschlossen wird §117</text:p>
      <text:p text:style-name="P36"/>
      <text:p text:style-name="P37">6.</text:p>
      <text:p text:style-name="P37">RG die nicht der vorgeschriebenen Form entsprechen §125</text:p>
      <text:p text:style-name="P37"/>
      <text:p text:style-name="P38">Anfechtbare RG</text:p>
      <text:p text:style-name="P38"/>
      <text:p text:style-name="P38">zuerst voll gültig</text:p>
      <text:p text:style-name="P38">z.B. <text:tab/>widerrechtliche Drohung §123</text:p>
      <text:p text:style-name="P38"><text:tab/>arglistige Täuschung §123<text:line-break/><text:tab/><text:span text:style-name="T27">wegen Irrtum oder falscher Übermittlung §119</text:span></text:p>
      <text:p text:style-name="P38"/>
      <text:p text:style-name="P39">Eigentum + Besitz</text:p>
      <text:p text:style-name="P39"/>
      <text:p text:style-name="P39">Rechtliche Gewalt einer Sache</text:p>
      <text:p text:style-name="P39"/>
      <text:p text:style-name="P39">Besitz dagegen ist die tatsächliche Gewalt</text:p>
      <text:p text:style-name="P39"/>
      <text:p text:style-name="P40">z.B. Vermietung</text:p>
      <text:p text:style-name="P40"/>
      <text:p text:style-name="P40">Eigentümer → Vermieter</text:p>
      <text:p text:style-name="P40">Besitzer → Mieter</text:p>
      <text:p text:style-name="P40"/>
      <text:p text:style-name="P41">Kaufvertrag</text:p>
      <text:p text:style-name="P41"/>
      <text:p text:style-name="P41"><text:soft-page-break/>1. Abschluss</text:p>
      <text:p text:style-name="P41"><text:tab/>a. Mindestens zwei Willenerklärungen<text:line-break/><text:tab/>b. Verkäufer macht Antrag Käufer nimmt den Antrag an<text:line-break/><text:tab/>c. Angebote sind gebunden<text:line-break/><text:tab/><text:tab/>i. Freizeichnungsklausel „solange der Vorrat reicht“<text:line-break/><text:tab/><text:tab/>ii. Abgeänerte Bestellung<text:line-break/><text:tab/><text:tab/>iii. Verspäteter Bestellung<text:line-break/><text:line-break/><text:span text:style-name="T28">2. Erfüllung<text:line-break/><text:tab/>Pflichten des Verkäufer<text:line-break/><text:tab/>→ Annahme des Geldes<text:line-break/><text:tab/>→ Lieferung der Ware<text:line-break/><text:tab/>Plichten des Käufers<text:line-break/><text:tab/>→ Annahme der Ware<text:line-break/><text:tab/>→ Bezahlung der Ware<text:line-break/><text:line-break/><text:tab/>Kaufvertrag<text:line-break/><text:tab/>→ Verpflichtungsgeschäft<text:line-break/><text:tab/>→ Erfüllungsgeschäft</text:span></text:p>
      <text:p text:style-name="P41"/>
      <text:p text:style-name="P42">Inhalt des Kaufvertrages</text:p>
      <text:p text:style-name="P42"/>
      <text:p text:style-name="P42">a) art + Güte der Ware</text:p>
      <text:p text:style-name="P43">b) Zahlungs + Lieferbedingungen (Zeiten)</text:p>
      <text:p text:style-name="P43">c) Verpackungs + Beförderungskosten</text:p>
      <text:p text:style-name="P44">d) Preisnachlässe (Skonto, Rabatte)<text:line-break/>e) <text:span text:style-name="T29">Erfüllungsort<text:line-break/> gesetzl.: Erfüllungsort(Sitz des Unternehmens)<text:line-break/> Verkäufer: Warenschuldner<text:line-break/> Käufer: Geldschuldner<text:line-break/>Warenschulden sind nach dem Gesetz Holschulden, der Verkäufer erfüllt seinen Vertrag in dem er die Ware bereitstellt, der Käufer muss die Ware abholen. Lässt der Verkäufer die Ware zusenden, trägt der Verkäufer die Verantwortung.<text:line-break/>Bringeschulden</text:span></text:p>
      <text:p text:style-name="P44"/>
      <text:p text:style-name="P45">Pflichtverletzung bei <text:span text:style-name="T32">Erfüllung</text:span> von Kaufverträgen</text:p>
      <text:p text:style-name="P45"/>
      <text:p text:style-name="P45">mangelhafte Lieferung<text:line-break/>nicht vereinbarte Beschaffenheit nennt man Sachmangel.</text:p>
      <text:p text:style-name="P45">Sachmängel BGB §434</text:p>
      <text:p text:style-name="P45">→ fehlerhafte Warenschulden</text:p>
      <text:p text:style-name="P45">→ schlechte Qualität</text:p>
      <text:p text:style-name="P45">→ zu wenig</text:p>
      <text:p text:style-name="P45">→ falsche Ware</text:p>
      <text:p text:style-name="P45">→<text:span text:style-name="T30"> Montagefehler</text:span></text:p>
      <text:p text:style-name="P45">→<text:span text:style-name="T30"> Rechtsmangel</text:span></text:p>
      <text:p text:style-name="P45">→<text:span text:style-name="T31"> falsche Werbeaussagen</text:span></text:p>
      <text:p text:style-name="P45"/>
      <text:p text:style-name="P46"><text:soft-page-break/>Garantiekarte<text:line-break/><text:line-break/>Versprechen vom Hersteller die Haftung für einen Zeitraum auf Fabrikationsfehler zu nehmen.</text:p>
      <text:p text:style-name="P46"/>
      <text:p text:style-name="P46">Haftungsverpflichtung</text:p>
      <text:p text:style-name="P46"/>
      <text:p text:style-name="P47">Verzug <text:span text:style-name="T33">(Verkäufer gerät in Verzug)</text:span></text:p>
      <text:p text:style-name="P48">Verzug efolgt nicht automatisch (Käufer muss eine Nachfrist geben (eine angemessene))</text:p>
      <text:p text:style-name="P49">nach ablauf der Frist noch eine Frist oder vom Vertrag zurücktreten und Schadenersatz fordern.</text:p>
      <text:p text:style-name="P49"/>
      <text:p text:style-name="P49">2. der Käufer gerät in verzug</text:p>
      <text:p text:style-name="P49"/>
      <text:p text:style-name="P49">→ Ware wird nicht fristmäßig angenommen</text:p>
      <text:p text:style-name="P49">→ Kunde ist nicht zu Hause bei Lieferung</text:p>
      <text:p text:style-name="P49">Ware in Verwahrung + auf Abnahme bestehen</text:p>
      <text:p text:style-name="P50"/>
      <text:p text:style-name="P50">3. Zahlungsverzug (Käufer)</text:p>
      <text:p text:style-name="P51">Käufer muss in Verzug gesetzt werden z.B. durch erste Mahnung.</text:p>
      <text:p text:style-name="P47"/>
      <text:p text:style-name="P52">1. Hemmung der Verjährung</text:p>
      <text:p text:style-name="P52"/>
      <text:p text:style-name="P52">→ Definition: bei Hemmung ruht der Verjährungsablauf. die Verjährungsfrist verlängert sich um die Länge der Hemmung (3-6 Monate je nach Grund)</text:p>
      <text:p text:style-name="P52">→ wodurch wird die Hemmung erzeugt</text:p>
      <text:p text:style-name="P52"><text:tab/>- gerichtliche Mahnung<text:line-break/><text:tab/>- Klageverfahren<text:line-break/><text:tab/>- höhere Gewalt<text:line-break/><text:tab/>- Schiedsgerichtlichen Verfahren<text:line-break/><text:tab/>- Leistungsverweigerungsrecht des Schuldners<text:line-break/><text:line-break/><text:span text:style-name="T34">Beispiel:</text:span></text:p>
      <text:p text:style-name="P53">6.7.15 Entstehung des Anspruchs</text:p>
      <text:p text:style-name="P53">Beginn <text:s/>der Verjährung 31.12.15</text:p>
      <text:p text:style-name="P53">Ende 31.12.18<text:line-break/>Mahnbescheid 7.4.18<text:line-break/>Verlängerung 9.5.19<text:line-break/><text:line-break/>2. Neubeginn der Verjährung<text:line-break/></text:p>
      <text:p text:style-name="P54">Haftung + Schadenersatz</text:p>
      <text:p text:style-name="P54"/>
      <text:p text:style-name="P54">1. Haftung aus Verträgen<text:line-break/><text:span text:style-name="T35">2. Versicherungsverträgen</text:span></text:p>
      <text:p text:style-name="P55">Rechtsformen der Unternehmungen</text:p>
      <text:p text:style-name="P55"/>
      <text:p text:style-name="P56">BGB 1900 regelt die Verkehrsweise der menschen untereinander</text:p>
      <text:p text:style-name="P56">HGB 1901 regelt die Verkehrsweise der unternehmen untereinander</text:p>
      <text:p text:style-name="P58">Juristische Personen Vereinigung und Vermögensmassen</text:p>
      <text:p text:style-name="P59"><text:soft-page-break/>Einzelunternehmen (einzel Gründer), Gesellschaftsunternehmen (mehrere Gründer)</text:p>
      <text:p text:style-name="P59">Gesselschaftsunternehmen:<text:tab/>- BGB gesellschaft<text:line-break/><text:tab/><text:tab/><text:tab/><text:tab/>- Partnerschaften<text:line-break/><text:tab/><text:tab/><text:tab/><text:tab/>- Handelgesellschaft<text:line-break/><text:tab/><text:tab/><text:tab/><text:tab/><text:tab/>- Personenhandelsgesellschaften<text:line-break/><text:tab/><text:tab/><text:tab/><text:tab/><text:tab/><text:tab/>- OHG</text:p>
      <text:p text:style-name="P59"><text:tab/><text:tab/><text:tab/><text:tab/><text:tab/><text:tab/>- KG<text:line-break/><text:tab/><text:tab/><text:tab/><text:tab/><text:tab/>- Kapitalgesellschaften</text:p>
      <text:p text:style-name="P59"><text:tab/><text:tab/><text:tab/><text:tab/><text:tab/><text:tab/>?<text:line-break/><text:tab/><text:tab/><text:tab/><text:tab/>- Genossengesellschaft<text:line-break/></text:p>
      <text:p text:style-name="P59"/>
      <text:p text:style-name="P59"/>
      <text:p text:style-name="P59"/>
      <text:p text:style-name="P59"/>
      <text:p text:style-name="P56"/>
      <table:table table:name="Table3" table:style-name="Table3">
        <table:table-column table:style-name="Table3.A"/>
        <table:table-column table:style-name="Table3.B"/>
        <table:table-column table:style-name="Table3.C"/>
        <table:table-column table:style-name="Table3.D"/>
        <table:table-column table:style-name="Table3.B" table:number-columns-repeated="2"/>
        <table:table-column table:style-name="Table3.G" table:number-columns-repeated="2"/>
        <table:table-column table:style-name="Table3.D"/>
        <table:table-row>
          <table:table-cell table:style-name="Table3.A1" office:value-type="string">
            <text:p text:style-name="P72"/>
          </table:table-cell>
          <table:table-cell table:style-name="Table3.A1" office:value-type="string">
            <text:p text:style-name="P72"/>
          </table:table-cell>
          <table:table-cell table:style-name="Table3.A1" office:value-type="string">
            <text:p text:style-name="P72"/>
          </table:table-cell>
          <table:table-cell table:style-name="Table3.A1" office:value-type="string">
            <text:p text:style-name="P79">Personengesellschaften</text:p>
          </table:table-cell>
          <table:table-cell table:style-name="Table3.A1" office:value-type="string">
            <text:p text:style-name="P79">Personengesellschaften</text:p>
          </table:table-cell>
          <table:table-cell table:style-name="Table3.A1" office:value-type="string">
            <text:p text:style-name="P72"/>
          </table:table-cell>
          <table:table-cell table:style-name="Table3.A1" office:value-type="string">
            <text:p text:style-name="P72"/>
          </table:table-cell>
          <table:table-cell table:style-name="Table3.A1" office:value-type="string">
            <text:p text:style-name="P79">Kapitalgesellschaften</text:p>
          </table:table-cell>
          <table:table-cell table:style-name="Table3.I1" office:value-type="string">
            <text:p text:style-name="P72"/>
          </table:table-cell>
        </table:table-row>
        <table:table-row>
          <table:table-cell table:style-name="Table3.A2" office:value-type="string">
            <text:p text:style-name="P72"/>
          </table:table-cell>
          <table:table-cell table:style-name="Table3.A2" office:value-type="string">
            <text:p text:style-name="P72">Einzelunternehmen</text:p>
          </table:table-cell>
          <table:table-cell table:style-name="Table3.A2" office:value-type="string">
            <text:p text:style-name="P72">GbR</text:p>
          </table:table-cell>
          <table:table-cell table:style-name="Table3.A2" office:value-type="string">
            <text:p text:style-name="P72">OHG</text:p>
          </table:table-cell>
          <table:table-cell table:style-name="Table3.A2" office:value-type="string">
            <text:p text:style-name="P72">KG</text:p>
          </table:table-cell>
          <table:table-cell table:style-name="Table3.A2" office:value-type="string">
            <text:p text:style-name="P72">GmbH</text:p>
          </table:table-cell>
          <table:table-cell table:style-name="Table3.A2" office:value-type="string">
            <text:p text:style-name="P72">UG</text:p>
          </table:table-cell>
          <table:table-cell table:style-name="Table3.A2" office:value-type="string">
            <text:p text:style-name="P72">AG</text:p>
          </table:table-cell>
          <table:table-cell table:style-name="Table3.I2" office:value-type="string">
            <text:p text:style-name="P72">Ltd</text:p>
          </table:table-cell>
        </table:table-row>
        <table:table-row>
          <table:table-cell table:style-name="Table3.A2" office:value-type="string">
            <text:p text:style-name="P72">Rechtsgrundlage</text:p>
          </table:table-cell>
          <table:table-cell table:style-name="Table3.A2" office:value-type="string">
            <text:p text:style-name="P79">BGB?</text:p>
          </table:table-cell>
          <table:table-cell table:style-name="Table3.A2" office:value-type="string">
            <text:p text:style-name="P72"/>
          </table:table-cell>
          <table:table-cell table:style-name="Table3.A2" office:value-type="string">
            <text:p text:style-name="P79">HGB, <text:span text:style-name="T39">keine eigene Rechtsgrundlage/Rechtsperson</text:span></text:p>
            <text:p text:style-name="P82">(prozess und delikt fähig)</text:p>
          </table:table-cell>
          <table:table-cell table:style-name="Table3.A2" office:value-type="string">
            <text:p text:style-name="P80">HGB, <text:span text:style-name="T39">keine eigene Rechtsgrundlage/Rechtsperson (prozess und delikt fähig)</text:span></text:p>
          </table:table-cell>
          <table:table-cell table:style-name="Table3.A2" office:value-type="string">
            <text:p text:style-name="P88">Eigene Rechtspersönlichkeit</text:p>
          </table:table-cell>
          <table:table-cell table:style-name="Table3.A2" office:value-type="string">
            <text:p text:style-name="P89">Eigene Rechtspersönlichkeit</text:p>
          </table:table-cell>
          <table:table-cell table:style-name="Table3.A2" office:value-type="string">
            <text:p text:style-name="P89">Eigene Rechtspersönlichkeit</text:p>
          </table:table-cell>
          <table:table-cell table:style-name="Table3.I2" office:value-type="string">
            <text:p text:style-name="P89">Eigene Rechtspersönlichkeit</text:p>
          </table:table-cell>
        </table:table-row>
        <table:table-row>
          <table:table-cell table:style-name="Table3.A2" office:value-type="string">
            <text:p text:style-name="P72">Gründung (Anzahl der Gründer)</text:p>
          </table:table-cell>
          <table:table-cell table:style-name="Table3.A2" office:value-type="string">
            <text:p text:style-name="P74">1</text:p>
          </table:table-cell>
          <table:table-cell table:style-name="Table3.A2" office:value-type="string">
            <text:p text:style-name="P75"/>
          </table:table-cell>
          <table:table-cell table:style-name="Table3.A2" office:value-type="string">
            <text:p text:style-name="P75">Min. 2</text:p>
          </table:table-cell>
          <table:table-cell table:style-name="Table3.A2" office:value-type="string">
            <text:p text:style-name="P75">2 und mehr</text:p>
          </table:table-cell>
          <table:table-cell table:style-name="Table3.A2" office:value-type="string">
            <text:p text:style-name="P75">Min. 1</text:p>
          </table:table-cell>
          <table:table-cell table:style-name="Table3.A2" office:value-type="string">
            <text:p text:style-name="P72"/>
          </table:table-cell>
          <table:table-cell table:style-name="Table3.A2" office:value-type="string">
            <text:p text:style-name="P75">Min. 1</text:p>
          </table:table-cell>
          <table:table-cell table:style-name="Table3.I2" office:value-type="string">
            <text:p text:style-name="P72"/>
          </table:table-cell>
        </table:table-row>
        <table:table-row>
          <table:table-cell table:style-name="Table3.A2" office:value-type="string">
            <text:p text:style-name="P72">Verfassungsurkunde</text:p>
          </table:table-cell>
          <table:table-cell table:style-name="Table3.A2" office:value-type="string">
            <text:p text:style-name="P76">Eintrag ins HGR / <text:span text:style-name="T38">Wiederholung</text:span> der Tätigkeit</text:p>
          </table:table-cell>
          <table:table-cell table:style-name="Table3.A2" office:value-type="string">
            <text:p text:style-name="P72"/>
          </table:table-cell>
          <table:table-cell table:style-name="Table3.A2" office:value-type="string">
            <text:p text:style-name="P81">Eintrag ins HGR</text:p>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I2" office:value-type="string">
            <text:p text:style-name="P72"/>
          </table:table-cell>
        </table:table-row>
        <table:table-row>
          <table:table-cell table:style-name="Table3.A2" office:value-type="string">
            <text:p text:style-name="P72">Bezeichnung der Eigenkapital Geber</text:p>
          </table:table-cell>
          <table:table-cell table:style-name="Table3.A2" office:value-type="string">
            <text:p text:style-name="P76">Vor/Nachname des Inhabers</text:p>
          </table:table-cell>
          <table:table-cell table:style-name="Table3.A2" office:value-type="string">
            <text:p text:style-name="P72"/>
          </table:table-cell>
          <table:table-cell table:style-name="Table3.A2" office:value-type="string">
            <text:p text:style-name="P81">Gesellschafter</text:p>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I2" office:value-type="string">
            <text:p text:style-name="P72"/>
          </table:table-cell>
        </table:table-row>
        <text:soft-page-break/>
        <table:table-row>
          <table:table-cell table:style-name="Table3.A2" office:value-type="string">
            <text:p text:style-name="P72">Gesetzlich vorgeschriebenes Mindestkapital</text:p>
          </table:table-cell>
          <table:table-cell table:style-name="Table3.A2" office:value-type="string">
            <text:p text:style-name="P78">kein</text:p>
          </table:table-cell>
          <table:table-cell table:style-name="Table3.A2" office:value-type="string">
            <text:p text:style-name="P72"/>
          </table:table-cell>
          <table:table-cell table:style-name="Table3.A2" office:value-type="string">
            <text:p text:style-name="P81">kein</text:p>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A2" office:value-type="string">
            <text:p text:style-name="P72"/>
          </table:table-cell>
          <table:table-cell table:style-name="Table3.I2" office:value-type="string">
            <text:p text:style-name="P72"/>
          </table:table-cell>
        </table:table-row>
      </table:table>
      <text:p text:style-name="P56"/>
      <text:p text:style-name="P57"/>
      <table:table table:name="Tabelle1" table:style-name="Tabelle1">
        <table:table-column table:style-name="Tabelle1.A"/>
        <table:table-column table:style-name="Tabelle1.B"/>
        <table:table-column table:style-name="Tabelle1.C"/>
        <table:table-column table:style-name="Tabelle1.B"/>
        <table:table-column table:style-name="Tabelle1.C"/>
        <table:table-column table:style-name="Tabelle1.B"/>
        <table:table-column table:style-name="Tabelle1.C"/>
        <table:table-column table:style-name="Tabelle1.B"/>
        <table:table-column table:style-name="Tabelle1.I"/>
        <table:table-row>
          <table:table-cell table:style-name="Tabelle1.A1" office:value-type="string">
            <text:p text:style-name="P73"/>
          </table:table-cell>
          <table:table-cell table:style-name="Tabelle1.A1" office:value-type="string">
            <text:p text:style-name="P74">Einzelunternehmen</text:p>
          </table:table-cell>
          <table:table-cell table:style-name="Tabelle1.A1" office:value-type="string">
            <text:p text:style-name="P74">GbR</text:p>
          </table:table-cell>
          <table:table-cell table:style-name="Tabelle1.A1" office:value-type="string">
            <text:p text:style-name="P74">OHG</text:p>
          </table:table-cell>
          <table:table-cell table:style-name="Tabelle1.A1" office:value-type="string">
            <text:p text:style-name="P74">KG</text:p>
          </table:table-cell>
          <table:table-cell table:style-name="Tabelle1.A1" office:value-type="string">
            <text:p text:style-name="P74">GMBH</text:p>
          </table:table-cell>
          <table:table-cell table:style-name="Tabelle1.A1" office:value-type="string">
            <text:p text:style-name="P74">UG</text:p>
          </table:table-cell>
          <table:table-cell table:style-name="Tabelle1.A1" office:value-type="string">
            <text:p text:style-name="P74">AG</text:p>
          </table:table-cell>
          <table:table-cell table:style-name="Tabelle1.A1" office:value-type="string">
            <text:p text:style-name="P74">Ltd</text:p>
          </table:table-cell>
        </table:table-row>
        <table:table-row>
          <table:table-cell table:style-name="Tabelle1.A2" office:value-type="string">
            <text:p text:style-name="P73">Haftung</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81">persö<text:span text:style-name="T40">nlich</text:span> unbeschränkt</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row>
        <table:table-row>
          <table:table-cell table:style-name="Tabelle1.A2" office:value-type="string">
            <text:p text:style-name="P73">Leitung + Geschäftsführung</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90">Jeder Gesellschafter, <text:span text:style-name="T41">Vertrag formfrei</text:span></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row>
        <table:table-row>
          <table:table-cell table:style-name="Tabelle1.A2" office:value-type="string">
            <text:p text:style-name="P73">Eigenfinanzierung</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83">Gesellschafter</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row>
        <table:table-row>
          <table:table-cell table:style-name="Tabelle1.A2" office:value-type="string">
            <text:p text:style-name="P73">Gewinn + Verlustbeteiligung</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83">4% der Kapitaleinlage oder was im Gesellschafter Vertrage festgelegt ist</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row>
        <table:table-row>
          <table:table-cell table:style-name="Tabelle1.A2" office:value-type="string">
            <text:p text:style-name="P73">Steuerbelastung</text:p>
          </table:table-cell>
          <table:table-cell table:style-name="Tabelle1.A2" office:value-type="string">
            <text:p text:style-name="P78">Gewerbesteuer, </text:p>
          </table:table-cell>
          <table:table-cell table:style-name="Tabelle1.A2" office:value-type="string">
            <text:p text:style-name="P73"/>
          </table:table-cell>
          <table:table-cell table:style-name="Tabelle1.A2" office:value-type="string">
            <text:p text:style-name="P83">keine</text:p>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cell table:style-name="Tabelle1.A2" office:value-type="string">
            <text:p text:style-name="P73"/>
          </table:table-cell>
        </table:table-row>
      </table:table>
      <text:p text:style-name="P60"/>
      <text:p text:style-name="P61">Einzelunternehmen:</text:p>
      <text:p text:style-name="P61">- Gewerbetreibende <text:span text:style-name="T37">(BGB)</text:span><text:line-break/> - <text:span text:style-name="T36">selbständige Tätigkeit</text:span><text:line-break/> - <text:span text:style-name="T36">wiederholende Tätigkeit</text:span><text:line-break/> - Kaufmann nach HGB <text:line-break/> - <text:span text:style-name="T37">Eintrag in HRG (Handelsregister)<text:line-break/><text:line-break/>e.K , e.Kfr, e.Km (eingetragener Kaufmann …) e.K. == e.Km</text:span></text:p>
      <text:p text:style-name="P62">Haftung</text:p>
      <text:p text:style-name="P62"/>
      <text:p text:style-name="P62">unbeschränkte Haftung </text:p>
      <text:p text:style-name="P62"><text:tab/>- Haftung des Unternehmers mit seinem Privatvermögen<text:line-break/><text:tab/>- Haftung mit dem Vermögen des Unternehmens</text:p>
      <text:p text:style-name="P62"><text:soft-page-break/></text:p>
      <text:p text:style-name="P62">beschränkte Haftung<text:line-break/><text:tab/>- <text:span text:style-name="T38">Haftung mit dem Vermögen des Unternehmens</text:span><text:line-break/><text:line-break/></text:p>
      <table:table table:name="Tabelle2" table:style-name="Tabelle2">
        <table:table-column table:style-name="Tabelle2.A"/>
        <table:table-column table:style-name="Tabelle2.B"/>
        <table:table-row>
          <table:table-cell table:style-name="Tabelle2.A1" office:value-type="string">
            <text:p text:style-name="P77">A</text:p>
          </table:table-cell>
          <table:table-cell table:style-name="Tabelle2.B1" office:value-type="string">
            <text:p text:style-name="P77">P</text:p>
          </table:table-cell>
        </table:table-row>
        <table:table-row>
          <table:table-cell table:style-name="Tabelle2.A2" office:value-type="string">
            <text:p text:style-name="Table_20_Contents"/>
          </table:table-cell>
          <table:table-cell table:style-name="Tabelle2.B2" office:value-type="string">
            <text:p text:style-name="Table_20_Contents"/>
          </table:table-cell>
        </table:table-row>
      </table:table>
      <text:p text:style-name="P62"/>
      <text:p text:style-name="P63">OHG – Offene Handelsgesellschaft<text:line-break/><text:line-break/>§ 19 HGB</text:p>
      <text:p text:style-name="P64"/>
      <text:p text:style-name="P64">Gewinnverteilungstabelle</text:p>
      <text:p text:style-name="P64"/>
      <table:table table:name="Table4" table:style-name="Table4">
        <table:table-column table:style-name="Table4.A" table:number-columns-repeated="7"/>
        <table:table-column table:style-name="Table4.H"/>
        <table:table-row>
          <table:table-cell table:style-name="Table4.A1" office:value-type="string">
            <text:p text:style-name="P84">Gesellschafter</text:p>
          </table:table-cell>
          <table:table-cell table:style-name="Table4.A1" office:value-type="string">
            <text:p text:style-name="P84">Anfangskapital</text:p>
          </table:table-cell>
          <table:table-cell table:style-name="Table4.A1" office:value-type="string">
            <text:p text:style-name="P84">Verzinsung des Kap.</text:p>
          </table:table-cell>
          <table:table-cell table:style-name="Table4.A1" office:value-type="string">
            <text:p text:style-name="P84">Restgewinn</text:p>
          </table:table-cell>
          <table:table-cell table:style-name="Table4.A1" office:value-type="string">
            <text:p text:style-name="P84">Gewinn Insgesamt</text:p>
          </table:table-cell>
          <table:table-cell table:style-name="Table4.A1" office:value-type="string">
            <text:p text:style-name="P84">Privatentnahme</text:p>
          </table:table-cell>
          <table:table-cell table:style-name="Table4.A1" office:value-type="string">
            <text:p text:style-name="P84">Kapitalzuwachs</text:p>
          </table:table-cell>
          <table:table-cell table:style-name="Table4.H1" office:value-type="string">
            <text:p text:style-name="P84">Endkapital</text:p>
          </table:table-cell>
        </table:table-row>
        <table:table-row>
          <table:table-cell table:style-name="Table4.A2" office:value-type="string">
            <text:p text:style-name="P84">Müller</text:p>
          </table:table-cell>
          <table:table-cell table:style-name="Table4.A2" office:value-type="string">
            <text:p text:style-name="P85">1200000,-</text:p>
          </table:table-cell>
          <table:table-cell table:style-name="Table4.A2" office:value-type="string">
            <text:p text:style-name="P86">96000,-</text:p>
          </table:table-cell>
          <table:table-cell table:style-name="Table4.A2" office:value-type="string">
            <text:p text:style-name="P86">40000,-</text:p>
          </table:table-cell>
          <table:table-cell table:style-name="Table4.A2" office:value-type="string">
            <text:p text:style-name="P86">136000,-</text:p>
          </table:table-cell>
          <table:table-cell table:style-name="Table4.A2" office:value-type="string">
            <text:p text:style-name="P86">48000,-</text:p>
          </table:table-cell>
          <table:table-cell table:style-name="Table4.A2" office:value-type="string">
            <text:p text:style-name="P87">88000,-</text:p>
          </table:table-cell>
          <table:table-cell table:style-name="Table4.H2" office:value-type="string">
            <text:p text:style-name="P87">1288000,-</text:p>
          </table:table-cell>
        </table:table-row>
        <table:table-row>
          <table:table-cell table:style-name="Table4.A2" office:value-type="string">
            <text:p text:style-name="P84">Schulze</text:p>
          </table:table-cell>
          <table:table-cell table:style-name="Table4.A2" office:value-type="string">
            <text:p text:style-name="P85">800000,-</text:p>
          </table:table-cell>
          <table:table-cell table:style-name="Table4.A2" office:value-type="string">
            <text:p text:style-name="P86">64000,-</text:p>
          </table:table-cell>
          <table:table-cell table:style-name="Table4.A2" office:value-type="string">
            <text:p text:style-name="P86">40000,-</text:p>
          </table:table-cell>
          <table:table-cell table:style-name="Table4.A2" office:value-type="string">
            <text:p text:style-name="P86">104000,-</text:p>
          </table:table-cell>
          <table:table-cell table:style-name="Table4.A2" office:value-type="string">
            <text:p text:style-name="P86">32000,-</text:p>
          </table:table-cell>
          <table:table-cell table:style-name="Table4.A2" office:value-type="string">
            <text:p text:style-name="P87">72000,-</text:p>
          </table:table-cell>
          <table:table-cell table:style-name="Table4.H2" office:value-type="string">
            <text:p text:style-name="P87">872000,-</text:p>
          </table:table-cell>
        </table:table-row>
        <table:table-row>
          <table:table-cell table:style-name="Table4.A4" office:value-type="string">
            <text:p text:style-name="P84">Gesamt</text:p>
          </table:table-cell>
          <table:table-cell table:style-name="Table4.A4" office:value-type="string">
            <text:p text:style-name="P86">2000000,-</text:p>
          </table:table-cell>
          <table:table-cell table:style-name="Table4.A4" office:value-type="string">
            <text:p text:style-name="P86">160000,-</text:p>
          </table:table-cell>
          <table:table-cell table:style-name="Table4.A4" office:value-type="string">
            <text:p text:style-name="P86">80000,-</text:p>
          </table:table-cell>
          <table:table-cell table:style-name="Table4.A4" office:value-type="string">
            <text:p text:style-name="P86">240000,-</text:p>
          </table:table-cell>
          <table:table-cell table:style-name="Table4.A4" office:value-type="string">
            <text:p text:style-name="Table_20_Contents"/>
          </table:table-cell>
          <table:table-cell table:style-name="Table4.A4" office:value-type="string">
            <text:p text:style-name="Table_20_Contents"/>
          </table:table-cell>
          <table:table-cell table:style-name="Table4.H4" office:value-type="string">
            <text:p text:style-name="Table_20_Contents"/>
          </table:table-cell>
        </table:table-row>
      </table:table>
      <text:p text:style-name="P64"/>
      <text:p text:style-name="P65">Jahresgewinn 240000,-</text:p>
      <text:p text:style-name="P65">Kapitalverzinsung: 8% </text:p>
      <text:p text:style-name="P66">Privatentnahme lt HGB <text:span text:style-name="T42">(wenn nicht angegeben 4%)</text:span></text:p>
      <text:p text:style-name="P65"><text:line-break/><text:span text:style-name="T43">Komplementär: Vollhafter<text:line-break/>Kommanditist: Teilhafter<text:line-break/><text:line-break/>1. gmbh i.G. → Eintrag HRG muss rechtskräftig sein → gmbh<text:line-break/><text:line-break/>Leitungsorgane Gmbh<text:line-break/><text:line-break/>1. Geschäftsführer</text:span></text:p>
      <text:p text:style-name="P67"><text:tab/>- <text:span text:style-name="T44">als Angestellter → Arbeitsvertrag =&gt; Lohn<text:line-break/><text:tab/>- als Gesellschafter → Privatentnahme aus dem Gewinn<text:line-break/><text:tab/>- Ausführung Gesellschafter Versammlung<text:line-break/><text:tab/>- Jahresabschluss + Lagebericht<text:line-break/><text:tab/>- Einberufung der ordentlichen Gesellschafter Versammlung<text:line-break/><text:tab/>- Vorschlag Gewinnverwendung<text:line-break/><text:tab/>- Berichte an Aufsichtsrat<text:line-break/><text:tab/>- Antragstellung Insolvenz<text:line-break/><text:line-break/>2. Gesellschafter Versammlung<text:line-break/><text:tab/>- Wahl der Aktionärsvertreter in den Aufsichtsrat (Aktionäre + Arbeitnehmer)<text:line-break/><text:tab/>- Entlastung Geschäftsführer + Aufsichtsrat<text:line-break/><text:tab/>- Entscheidung über Bilanzgewinnverwendung<text:line-break/><text:tab/>- Wahl der Abschlussprüfer<text:line-break/></text:span><text:soft-page-break/><text:span text:style-name="T44"><text:tab/>- Beschlüsse über Gesellschafter Vertrag (75% Mehrheit benötigt)<text:line-break/><text:line-break/>3. Aufsichtsrat<text:line-break/><text:tab/>- Bestellung, Überwachung und Abberufung des Vorstands<text:line-break/><text:tab/>- Prüfungen:<text:line-break/><text:tab/><text:tab/>- Jahresabschluss + Lagebericht<text:line-break/><text:tab/><text:tab/>- Prüfungsbericht der Abschlussprüfer<text:line-break/><text:tab/><text:tab/>- Gewinnverwendungsvorschlag des Vorstands<text:line-break/><text:tab/><text:tab/>- Einberufung der a. d. Gesellschafter Vertrag<text:line-break/><text:line-break/>Gewerbesteuer bezahlt jeder der ein Gewerbe ist<text:line-break/></text:span></text:p>
      <text:p text:style-name="P68">Gewerbetreibe<text:span text:style-name="T45">ner</text:span>: wiederholende Tätigkeit, Selbstständig<text:line-break/><text:line-break/><text:span text:style-name="T46">Umsatzsteuer Mehrwertsteuer<text:line-break/>Kapitalertragssteuer <text:line-break/>Körperschaftsteuer<text:line-break/><text:line-break/><text:line-break/>Unternehmergesellschaft (UG) ähnlich wie GmbH<text:line-break/><text:tab/>- Unternehmergesellschaft (haftungsbeschränkt)<text:line-break/><text:tab/><text:tab/>- UG (haftungsbeschränkt)<text:line-break/><text:line-break/>mindestens 1 Person zum Gründen<text:line-break/><text:line-break/>mind. 1Euro Startkapital pro Gesellschafter<text:line-break/>nur als Bargeld möglich<text:line-break/><text:line-break/>→ Gesellschafter Vertrag → Mustervertrag(muss nur noch ausgefüllt werden/darf nicht geändert werden da sonst nicht beurkundet)<text:line-break/><text:line-break/>Limited (Ltd)<text:line-break/>mind. 1 Person zum Gründen<text:line-break/>mind. 1 Britischen Pfund startkapital<text:line-break/>Geschäftliche niederlassung in GB<text:line-break/>Übersetzungen …<text:line-break/><text:line-break/>GBR (BGB Rechtsgrundl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aade" officeooo:paragraph-rsid="001caad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niel Klose<text:tab/>WiSo<text:tab/>9.2.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9T11:11:27.703614000</meta:creation-date>
    <dc:date>2017-01-10T13:10:42.447371000</dc:date>
    <meta:editing-duration>P1DT22H57M</meta:editing-duration>
    <meta:editing-cycles>76</meta:editing-cycles>
    <meta:generator>LibreOffice/5.2.5.1$Linux_X86_64 LibreOffice_project/20m0$Build-1</meta:generator>
    <meta:document-statistic meta:table-count="6" meta:image-count="0" meta:object-count="0" meta:page-count="12" meta:paragraph-count="295" meta:word-count="1666" meta:character-count="13001" meta:non-whitespace-character-count="11361"/>
  </office:meta>
</office:document-meta>
</file>